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5" table:default-cell-style-name="ce1"/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5163" calcext:value-type="float">
            <text:p>0.175163</text:p>
          </table:table-cell>
          <table:table-cell office:value-type="float" office:value="0.216721" calcext:value-type="float">
            <text:p>0.216721</text:p>
          </table:table-cell>
          <table:table-cell office:value-type="float" office:value="0.254629" calcext:value-type="float">
            <text:p>0.254629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0.305462" calcext:value-type="float">
            <text:p>0.305462</text:p>
          </table:table-cell>
          <table:table-cell office:value-type="float" office:value="0.318233" calcext:value-type="float">
            <text:p>0.318233</text:p>
          </table:table-cell>
          <table:table-cell office:value-type="float" office:value="0.325441" calcext:value-type="float">
            <text:p>0.325441</text:p>
          </table:table-cell>
          <table:table-cell office:value-type="float" office:value="0.329294" calcext:value-type="float">
            <text:p>0.329294</text:p>
          </table:table-cell>
          <table:table-cell office:value-type="float" office:value="0.331289" calcext:value-type="float">
            <text:p>0.331289</text:p>
          </table:table-cell>
          <table:table-cell office:value-type="float" office:value="0.332305" calcext:value-type="float">
            <text:p>0.332305</text:p>
          </table:table-cell>
          <table:table-cell office:value-type="float" office:value="0.332818" calcext:value-type="float">
            <text:p>0.332818</text:p>
          </table:table-cell>
          <table:table-cell office:value-type="float" office:value="0.333075" calcext:value-type="float">
            <text:p>0.333075</text:p>
          </table:table-cell>
          <table:table-cell office:value-type="float" office:value="0.333204" calcext:value-type="float">
            <text:p>0.333204</text:p>
          </table:table-cell>
          <table:table-cell office:value-type="float" office:value="0.333269" calcext:value-type="float">
            <text:p>0.333269</text:p>
          </table:table-cell>
          <table:table-cell office:value-type="float" office:value="0.333301" calcext:value-type="float">
            <text:p>0.333301</text:p>
          </table:table-cell>
          <table:table-cell office:value-type="float" office:value="0.333317" calcext:value-type="float">
            <text:p>0.333317</text:p>
          </table:table-cell>
          <table:table-cell office:value-type="float" office:value="0.333325" calcext:value-type="float">
            <text:p>0.333325</text:p>
          </table:table-cell>
          <table:table-cell office:value-type="float" office:value="0.333329" calcext:value-type="float">
            <text:p>0.333329</text:p>
          </table:table-cell>
          <table:table-cell office:value-type="float" office:value="0.333331" calcext:value-type="float">
            <text:p>0.333331</text:p>
          </table:table-cell>
          <table:table-cell office:value-type="float" office:value="0.333332" calcext:value-type="float">
            <text:p>0.333332</text:p>
          </table:table-cell>
          <table:table-cell table:number-columns-repeated="3"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6034" calcext:value-type="float">
            <text:p>0.466034</text:p>
          </table:table-cell>
          <table:table-cell office:value-type="float" office:value="0.647" calcext:value-type="float">
            <text:p>0.647</text:p>
          </table:table-cell>
          <table:table-cell office:value-type="float" office:value="0.593816" calcext:value-type="float">
            <text:p>0.593816</text:p>
          </table:table-cell>
          <table:table-cell office:value-type="float" office:value="0.627116" calcext:value-type="float">
            <text:p>0.627116</text:p>
          </table:table-cell>
          <table:table-cell office:value-type="float" office:value="0.607988" calcext:value-type="float">
            <text:p>0.607988</text:p>
          </table:table-cell>
          <table:table-cell office:value-type="float" office:value="0.61968" calcext:value-type="float">
            <text:p>0.61968</text:p>
          </table:table-cell>
          <table:table-cell office:value-type="float" office:value="0.612759" calcext:value-type="float">
            <text:p>0.612759</text:p>
          </table:table-cell>
          <table:table-cell office:value-type="float" office:value="0.616942" calcext:value-type="float">
            <text:p>0.616942</text:p>
          </table:table-cell>
          <table:table-cell office:value-type="float" office:value="0.614444" calcext:value-type="float">
            <text:p>0.614444</text:p>
          </table:table-cell>
          <table:table-cell office:value-type="float" office:value="0.615947" calcext:value-type="float">
            <text:p>0.615947</text:p>
          </table:table-cell>
          <table:table-cell office:value-type="float" office:value="0.615047" calcext:value-type="float">
            <text:p>0.615047</text:p>
          </table:table-cell>
          <table:table-cell office:value-type="float" office:value="0.615587" calcext:value-type="float">
            <text:p>0.615587</text:p>
          </table:table-cell>
          <table:table-cell office:value-type="float" office:value="0.615263" calcext:value-type="float">
            <text:p>0.615263</text:p>
          </table:table-cell>
          <table:table-cell office:value-type="float" office:value="0.615458" calcext:value-type="float">
            <text:p>0.615458</text:p>
          </table:table-cell>
          <table:table-cell office:value-type="float" office:value="0.615341" calcext:value-type="float">
            <text:p>0.615341</text:p>
          </table:table-cell>
          <table:table-cell office:value-type="float" office:value="0.615411" calcext:value-type="float">
            <text:p>0.615411</text:p>
          </table:table-cell>
          <table:table-cell office:value-type="float" office:value="0.615369" calcext:value-type="float">
            <text:p>0.615369</text:p>
          </table:table-cell>
          <table:table-cell office:value-type="float" office:value="0.615394" calcext:value-type="float">
            <text:p>0.615394</text:p>
          </table:table-cell>
          <table:table-cell office:value-type="float" office:value="0.615379" calcext:value-type="float">
            <text:p>0.615379</text:p>
          </table:table-cell>
          <table:table-cell office:value-type="float" office:value="0.615388" calcext:value-type="float">
            <text:p>0.615388</text:p>
          </table:table-cell>
          <table:table-cell office:value-type="float" office:value="0.615383" calcext:value-type="float">
            <text:p>0.615383</text:p>
          </table:table-cell>
          <table:table-cell office:value-type="float" office:value="0.615386" calcext:value-type="float">
            <text:p>0.615386</text:p>
          </table:table-cell>
          <table:table-cell office:value-type="float" office:value="0.615384" calcext:value-type="float">
            <text:p>0.61538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0.297" calcext:value-type="float">
            <text:p>0.297</text:p>
          </table:table-cell>
          <table:table-cell office:value-type="float" office:value="0.68901" calcext:value-type="float">
            <text:p>0.68901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.683451" calcext:value-type="float">
            <text:p>0.683451</text:p>
          </table:table-cell>
          <table:table-cell office:value-type="float" office:value="0.713941" calcext:value-type="float">
            <text:p>0.713941</text:p>
          </table:table-cell>
          <table:table-cell office:value-type="float" office:value="0.673957" calcext:value-type="float">
            <text:p>0.673957</text:p>
          </table:table-cell>
          <table:table-cell office:value-type="float" office:value="0.725139" calcext:value-type="float">
            <text:p>0.725139</text:p>
          </table:table-cell>
          <table:table-cell office:value-type="float" office:value="0.657731" calcext:value-type="float">
            <text:p>0.657731</text:p>
          </table:table-cell>
          <table:table-cell office:value-type="float" office:value="0.742899" calcext:value-type="float">
            <text:p>0.742899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768972" calcext:value-type="float">
            <text:p>0.768972</text:p>
          </table:table-cell>
          <table:table-cell office:value-type="float" office:value="0.586258" calcext:value-type="float">
            <text:p>0.586258</text:p>
          </table:table-cell>
          <table:table-cell office:value-type="float" office:value="0.800447" calcext:value-type="float">
            <text:p>0.800447</text:p>
          </table:table-cell>
          <table:table-cell office:value-type="float" office:value="0.527115" calcext:value-type="float">
            <text:p>0.527115</text:p>
          </table:table-cell>
          <table:table-cell office:value-type="float" office:value="0.822574" calcext:value-type="float">
            <text:p>0.822574</text:p>
          </table:table-cell>
          <table:table-cell office:value-type="float" office:value="0.481622" calcext:value-type="float">
            <text:p>0.481622</text:p>
          </table:table-cell>
          <table:table-cell office:value-type="float" office:value="0.823885" calcext:value-type="float">
            <text:p>0.823885</text:p>
          </table:table-cell>
          <table:table-cell office:value-type="float" office:value="0.478824" calcext:value-type="float">
            <text:p>0.478824</text:p>
          </table:table-cell>
          <table:table-cell office:value-type="float" office:value="0.82352" calcext:value-type="float">
            <text:p>0.82352</text:p>
          </table:table-cell>
          <table:table-cell office:value-type="float" office:value="0.479604" calcext:value-type="float">
            <text:p>0.479604</text:p>
          </table:table-cell>
          <table:table-cell office:value-type="float" office:value="0.823627" calcext:value-type="float">
            <text:p>0.823627</text:p>
          </table:table-cell>
          <table:table-cell office:value-type="float" office:value="0.479376" calcext:value-type="float">
            <text:p>0.479376</text:p>
          </table:table-cell>
          <table:table-cell office:value-type="float" office:value="0.823596" calcext:value-type="float">
            <text:p>0.823596</text:p>
          </table:table-cell>
          <table:table-cell office:value-type="float" office:value="0.479442" calcext:value-type="float">
            <text:p>0.47944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1" calcext:value-type="float">
            <text:p>0.1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838477" calcext:value-type="float">
            <text:p>0.838477</text:p>
          </table:table-cell>
          <table:table-cell office:value-type="float" office:value="0.507876" calcext:value-type="float">
            <text:p>0.507876</text:p>
          </table:table-cell>
          <table:table-cell office:value-type="float" office:value="0.937267" calcext:value-type="float">
            <text:p>0.937267</text:p>
          </table:table-cell>
          <table:table-cell office:value-type="float" office:value="0.22049" calcext:value-type="float">
            <text:p>0.22049</text:p>
          </table:table-cell>
          <table:table-cell office:value-type="float" office:value="0.644527" calcext:value-type="float">
            <text:p>0.644527</text:p>
          </table:table-cell>
          <table:table-cell office:value-type="float" office:value="0.859169" calcext:value-type="float">
            <text:p>0.859169</text:p>
          </table:table-cell>
          <table:table-cell office:value-type="float" office:value="0.45374" calcext:value-type="float">
            <text:p>0.45374</text:p>
          </table:table-cell>
          <table:table-cell office:value-type="float" office:value="0.929475" calcext:value-type="float">
            <text:p>0.929475</text:p>
          </table:table-cell>
          <table:table-cell office:value-type="float" office:value="0.245817" calcext:value-type="float">
            <text:p>0.245817</text:p>
          </table:table-cell>
          <table:table-cell office:value-type="float" office:value="0.695216" calcext:value-type="float">
            <text:p>0.695216</text:p>
          </table:table-cell>
          <table:table-cell office:value-type="float" office:value="0.79459" calcext:value-type="float">
            <text:p>0.79459</text:p>
          </table:table-cell>
          <table:table-cell office:value-type="float" office:value="0.612063" calcext:value-type="float">
            <text:p>0.612063</text:p>
          </table:table-cell>
          <table:table-cell office:value-type="float" office:value="0.890407" calcext:value-type="float">
            <text:p>0.890407</text:p>
          </table:table-cell>
          <table:table-cell office:value-type="float" office:value="0.365933" calcext:value-type="float">
            <text:p>0.365933</text:p>
          </table:table-cell>
          <table:table-cell office:value-type="float" office:value="0.870098" calcext:value-type="float">
            <text:p>0.870098</text:p>
          </table:table-cell>
          <table:table-cell office:value-type="float" office:value="0.423854" calcext:value-type="float">
            <text:p>0.423854</text:p>
          </table:table-cell>
          <table:table-cell office:value-type="float" office:value="0.915757" calcext:value-type="float">
            <text:p>0.915757</text:p>
          </table:table-cell>
          <table:table-cell office:value-type="float" office:value="0.289299" calcext:value-type="float">
            <text:p>0.289299</text:p>
          </table:table-cell>
          <table:table-cell office:value-type="float" office:value="0.771019" calcext:value-type="float">
            <text:p>0.771019</text:p>
          </table:table-cell>
          <table:table-cell office:value-type="float" office:value="0.662058" calcext:value-type="float">
            <text:p>0.662058</text:p>
          </table:table-cell>
          <table:table-cell office:value-type="float" office:value="0.839015" calcext:value-type="float">
            <text:p>0.839015</text:p>
          </table:table-cell>
          <table:table-cell office:value-type="float" office:value="0.506508" calcext:value-type="float">
            <text:p>0.506508</text:p>
          </table:table-cell>
          <table:table-cell office:value-type="float" office:value="0.937341" calcext:value-type="float">
            <text:p>0.937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7:21:38.164148747</meta:creation-date>
    <dc:date>2017-04-26T17:24:56.774994849</dc:date>
    <meta:editing-duration>PT3M18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